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Rubrik" style:master-page-name="MP0" style:family="paragraph">
      <style:paragraph-properties fo:break-before="page"/>
    </style:style>
    <style:style style:name="T2" style:parent-style-name="Standardstycketeckensnitt" style:family="text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T21" style:parent-style-name="Standardstycketeckensnitt" style:family="text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23" style:parent-style-name="Standardstycketeckensnitt" style:family="text">
      <style:text-properties fo:font-size="14pt" style:font-size-asian="14pt" style:font-size-complex="14pt"/>
    </style:style>
    <style:style style:name="T24" style:parent-style-name="Standardstycketeckensnitt" style:family="text">
      <style:text-properties fo:font-size="14pt" style:font-size-asian="14pt" style:font-size-complex="14pt"/>
    </style:style>
    <style:style style:family="graphic" style:name="a0" style:parent-style-name="Graphics">
      <style:graphic-properties style:wrap="parallel" style:wrap-contour="true" style:wrap-contour-mode="outsid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61312" draw:id="id0" draw:style-name="a0" draw:name="Object 3" text:anchor-type="paragraph" svg:x="2.17222in" svg:y="3.65694in" svg:width="3.55208in" svg:height="5.687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Orienteringsträning i Salen</text:p>
      <text:p text:style-name="Normal"/>
      <text:p text:style-name="P3">Vi kommer<text:s/>arrangera en orienteringsträning<text:s/>med Tibro Orienteringsklubb<text:s/>i Salen, med Fredriksberg som samlingsplats.<text:s/>Det kommer vara en del folk i skogen, främst i det område som kartan nedan täcker.</text:p>
      <text:p text:style-name="P4">Om<text:s/>ni<text:s/>är nyfikna<text:s/>på orientering, så är<text:s/>det ett perfekt tillfälle<text:s/>att komma och prova.<text:s/>Vi kommer ha banor i olika svårigheter, för alla åldrar.<text:s/>Meddela helst i förväg via SMS (Joakim Gumaelius, 070 42 44 508) så vi vet ungefär hur många kartor som behövs. Men såklart är ni välkomna oavsett.</text:p>
      <text:p text:style-name="P5"/>
      <text:p text:style-name="P6">När?</text:p>
      <text:p text:style-name="P7">Torsdag 5 maj,<text:s/>kl.<text:s/>18</text:p>
      <text:p text:style-name="P8">Var?</text:p>
      <text:p text:style-name="P9">Salen Fredriksberg</text:p>
      <text:p text:style-name="P10">(Röd ring på kartan)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Normal"><draw:frame draw:z-index="251662336" draw:style-name="a1" draw:name="Bild 2" text:anchor-type="paragraph" svg:x="5.04722in" svg:y="0.31667in" svg:width="1.625in" svg:height="0.36458in" style:rel-width="scale" style:rel-height="scale"><draw:image xlink:href="media/image1.png" xlink:type="simple" xlink:show="embed" xlink:actuate="onLoad"/><svg:title/><svg:desc/></draw:frame></text:p>
      <text:p text:style-name="Normal"><text:span text:style-name="T21"><draw:frame draw:z-index="251664384" draw:id="id1" draw:style-name="a2" draw:name="Textruta 2" text:anchor-type="paragraph" svg:x="5.03681in" svg:y="0.36319in" svg:width="1.80208in" svg:height="0.31042in" style:rel-width="scale" style:rel-height="scale"><draw:text-box><text:p text:style-name="P22">http://tibrook.se</text:p></draw:text-box><svg:title/><svg:desc/></draw:frame></text:span><text:span text:style-name="T23">Joakim Gumaelius</text:span></text:p>
      <text:p text:style-name="Normal"><text:span text:style-name="T24">070 42 44 508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Rubrik" style:display-name="Rubrik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kim Gumaelius</meta:initial-creator>
    <dc:creator>Joakim Gumaelius</dc:creator>
    <meta:creation-date>2022-04-22T12:12:00Z</meta:creation-date>
    <dc:date>2022-04-22T14:12:00Z</dc:date>
    <meta:print-date>2022-04-22T13:18:00Z</meta:print-date>
    <meta:template xlink:href="Normal.dotm" xlink:type="simple"/>
    <meta:editing-cycles>5</meta:editing-cycles>
    <meta:editing-duration>PT4920S</meta:editing-duration>
    <meta:document-statistic meta:page-count="1" meta:paragraph-count="1" meta:word-count="101" meta:character-count="637" meta:row-count="4" meta:non-whitespace-character-count="537"/>
  </office:meta>
</office:document-meta>
</file>